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scContinue_20_1">
      <style:paragraph-properties fo:margin-left="0.635cm" fo:margin-right="0cm" fo:text-indent="0cm" style:auto-text-indent="false"/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Heading_20_1" style:master-page-name="Converted3">
      <style:paragraph-properties style:page-number="auto"/>
    </style:style>
    <style:style style:name="P4" style:family="paragraph" style:parent-style-name="Heading_20_1" style:master-page-name="Converted4">
      <style:paragraph-properties style:page-number="auto"/>
    </style:style>
    <style:style style:name="P5" style:family="paragraph" style:parent-style-name="Heading_20_1" style:master-page-name="Converted5">
      <style:paragraph-properties style:page-number="auto"/>
    </style:style>
    <style:style style:name="P6" style:family="paragraph" style:parent-style-name="Heading_20_5">
      <style:paragraph-properties fo:text-align="justify" style:justify-single-word="false"/>
    </style:style>
    <style:style style:name="P7" style:family="paragraph" style:parent-style-name="LatexTOC_20_1">
      <style:paragraph-properties fo:margin-left="0.635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Times New Roman"/>
    </style:style>
    <style:style style:name="P8" style:family="paragraph" style:parent-style-name="List_20_Bullet_20_0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List_20_Continue_20_1">
      <style:paragraph-properties fo:margin-left="0.635cm" fo:margin-right="0cm" fo:text-indent="0cm" style:auto-text-indent="false"/>
      <style:text-properties style:font-name="Times New Roman"/>
    </style:style>
    <style:style style:name="P10" style:family="paragraph" style:parent-style-name="Standard">
      <style:text-properties style:font-name="Times New Roman" fo:font-size="12pt" style:font-size-asian="12pt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26pt solid #000000"/>
      <style:text-properties style:font-name="Times New Roman" fo:font-size="12pt" style:font-size-asian="1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26pt solid #000000"/>
      <style:text-properties style:font-name="Arial" fo:font-weight="bold" style:font-weight-asian="bold"/>
    </style:style>
    <style:style style:name="P14" style:family="paragraph" style:parent-style-name="Subtitle">
      <style:text-properties style:font-name="Times New Roman" fo:font-size="12pt" style:font-size-asian="12pt"/>
    </style:style>
    <style:style style:name="P15" style:family="paragraph" style:parent-style-name="Text_20_body">
      <style:paragraph-properties fo:margin-left="0.635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paragraph-properties fo:margin-left="0.635cm" fo:margin-right="0cm" fo:text-indent="0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Times New Roman" fo:font-style="italic" style:font-style-asian="italic"/>
    </style:style>
    <style:style style:name="T5" style:family="text">
      <style:text-properties style:font-name="Courier New"/>
    </style:style>
    <style:style style:name="T6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Title" text:outline-level="1"><text:title>Documentation Puissance 4 Ewan PENVEN</text:title></text:h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/>
      <text:h text:style-name="Subtitle" text:outline-level="2"><text:initial-creator text:fixed="true">AUTHOR</text:initial-creator></text:h>
      <text:h text:style-name="Subtitle" text:outline-level="2">Version </text:h>
      <text:h text:style-name="Subtitle" text:outline-level="2"><text:creation-date style:data-style-name="N10112" text:fixed="true">Mercredi 23 Novembre 2022 </text:creation-date></text:h>
      <text:h text:style-name="P14" text:outline-level="2"/>
      <text:p text:style-name="P3">Index des fichiers</text:p>
      <text:p text:style-name="Heading_20_2"><text:toc-mark text:string-value="Index des fichiers" text:outline-level="1"/>Liste des fichiers</text:p>
      <text:p text:style-name="Text_20_body"><text:span text:style-name="T1">Liste de tous les fichiers avec une brève description :</text:span></text:p>
      <text:p text:style-name="P15"><text:span text:style-name="T3">Code_Finale_Ewan_PENVEN.c (Ce programme est un jeu Puissance 4 )</text:span><text:span text:style-name="T1"> <text:tab/></text:span><text:span text:style-name="T1"><text:bookmark-ref text:reference-format="page" text:ref-name="AAAAAAAAAA">3</text:bookmark-ref></text:span></text:p>
      <text:p text:style-name="P7"/>
      <text:p text:style-name="P4">Documentation des fichiers<text:toc-mark text:string-value="Documentation des fichiers" text:outline-level="1"/></text:p>
      <text:p text:style-name="Heading_20_2">Référence du fichier Code_Finale_Ewan_PENVEN.c</text:p>
      <text:p text:style-name="Standard"><text:toc-mark text:string-value="Code_Finale_Ewan_PENVEN.c" text:outline-level="1"/><text:alphabetical-index-mark text:string-value=" " text:key1="Code_Finale_Ewan_PENVEN.c"/><text:bookmark text:name="AAAAAAAAAA"/></text:p>
      <text:p text:style-name="Text_20_body"><text:span text:style-name="T1">Ce programme est un jeu Puissance 4. </text:span></text:p>
      <text:p text:style-name="DenseText"><text:span text:style-name="T5">#include &lt;stdlib.h&gt;</text:span></text:p>
      <text:p text:style-name="DenseText"><text:span text:style-name="T5">#include &lt;stdio.h&gt;</text:span></text:p>
      <text:p text:style-name="DenseText"><text:span text:style-name="T5">#include &lt;stdbool.h&gt;</text:span></text:p>
      <text:p text:style-name="DenseText"><text:span text:style-name="T5">#include &lt;string.h&gt;</text:span></text:p>
      <text:p text:style-name="Standard"><text:span text:style-name="T1">Graphe des dépendances par inclusion de Code_Finale_Ewan_PENVEN.c:</text:span></text:p>
      <text:p text:style-name="P12"><text:span text:style-name="T2">IMAGE</text:span></text:p>
      <text:p text:style-name="P16"/>
      <text:p text:style-name="Heading_20_3">Macros</text:p>
      <text:p text:style-name="P8"><text:span text:style-name="T1">#define </text:span><text:span text:style-name="T3">NBCOL</text:span><text:span text:style-name="T1">  7</text:span></text:p>
      <text:p text:style-name="P8"><text:span text:style-name="T1">#define </text:span><text:span text:style-name="T3">NBLIG</text:span><text:span text:style-name="T1">  6</text:span></text:p>
      <text:p text:style-name="Heading_20_3">Définitions de type</text:p>
      <text:p text:style-name="P8"><text:span text:style-name="T1">typedef char </text:span><text:span text:style-name="T3">t_tableau</text:span><text:span text:style-name="T1">[</text:span><text:span text:style-name="T3">NBLIG</text:span><text:span text:style-name="T1">][</text:span><text:span text:style-name="T3">NBCOL</text:span><text:span text:style-name="T1">]</text:span></text:p>
      <text:p text:style-name="P17"><text:span text:style-name="T4">type tableau à 2 dimensions de NBLIG et NBCOL caractère. </text:span></text:p>
      <text:p text:style-name="Heading_20_3">Fonctions</text:p>
      <text:p text:style-name="P8"><text:span text:style-name="T1">void </text:span><text:span text:style-name="T3">afficher</text:span><text:span text:style-name="T1"> (</text:span><text:span text:style-name="T3">t_tableau</text:span><text:span text:style-name="T1"> Grille, char _caractere, int _colonne)</text:span></text:p>
      <text:p text:style-name="P8"><text:span text:style-name="T1">int </text:span><text:span text:style-name="T3">choisirColonne</text:span><text:span text:style-name="T1"> (</text:span><text:span text:style-name="T3">t_tableau</text:span><text:span text:style-name="T1"> Grille, char _caractere, int _colonne)</text:span></text:p>
      <text:p text:style-name="P8"><text:span text:style-name="T1">bool </text:span><text:span text:style-name="T3">estVainqueur</text:span><text:span text:style-name="T1"> (</text:span><text:span text:style-name="T3">t_tableau</text:span><text:span text:style-name="T1"> Grille, int _col, int _lig)</text:span></text:p>
      <text:p text:style-name="P8"><text:span text:style-name="T1">void </text:span><text:span text:style-name="T3">finDePartie</text:span><text:span text:style-name="T1"> (char _vainqueur)</text:span></text:p>
      <text:p text:style-name="P8"><text:span text:style-name="T1">bool </text:span><text:span text:style-name="T3">grillePleine</text:span><text:span text:style-name="T1"> (</text:span><text:span text:style-name="T3">t_tableau</text:span><text:span text:style-name="T1"> Grille)</text:span></text:p>
      <text:p text:style-name="P8"><text:span text:style-name="T1">void </text:span><text:span text:style-name="T3">initGrille</text:span><text:span text:style-name="T1"> (</text:span><text:span text:style-name="T3">t_tableau</text:span><text:span text:style-name="T1"> Grille)</text:span></text:p>
      <text:p text:style-name="P8"><text:span text:style-name="T1">void </text:span><text:span text:style-name="T3">jouer</text:span><text:span text:style-name="T1"> (</text:span><text:span text:style-name="T3">t_tableau</text:span><text:span text:style-name="T1"> Grille, char _caractere, int *_ligne, int *_colonne)</text:span></text:p>
      <text:p text:style-name="P8"><text:span text:style-name="T1">int </text:span><text:span text:style-name="T3">main</text:span><text:span text:style-name="T1"> ()</text:span></text:p>
      <text:p text:style-name="P8"><text:span text:style-name="T1">int </text:span><text:span text:style-name="T3">trouverLigne</text:span><text:span text:style-name="T1"> (</text:span><text:span text:style-name="T3">t_tableau</text:span><text:span text:style-name="T1"> Grille, int _colonne)</text:span></text:p>
      <text:p text:style-name="Heading_20_3">Variables</text:p>
      <text:p text:style-name="P8"><text:span text:style-name="T1">const int </text:span><text:span text:style-name="T3">COLONNE_DEBUT</text:span><text:span text:style-name="T1"> = (</text:span><text:span text:style-name="T3">NBCOL</text:span><text:span text:style-name="T1">-1)/2</text:span></text:p>
      <text:p text:style-name="P8"><text:span text:style-name="T1">const char </text:span><text:span text:style-name="T3">INCONNU</text:span><text:span text:style-name="T1"> = ' '</text:span></text:p>
      <text:p text:style-name="P8"><text:span text:style-name="T1">const char </text:span><text:span text:style-name="T3">PION_A</text:span><text:span text:style-name="T1"> = 'X'</text:span></text:p>
      <text:p text:style-name="P8"><text:span text:style-name="T1">const char </text:span><text:span text:style-name="T3">PION_B</text:span><text:span text:style-name="T1"> = 'O'</text:span></text:p>
      <text:p text:style-name="P8"><text:span text:style-name="T1">const char </text:span><text:span text:style-name="T3">VIDE</text:span><text:span text:style-name="T1"> = ' '</text:span></text:p>
      <text:p text:style-name="P11"/>
      <text:p text:style-name="Heading_20_3">Description détaillée</text:p>
      <text:p text:style-name="Text_20_body"><text:span text:style-name="T1">Ce programme est un jeu Puissance 4. </text:span></text:p>
      <text:p text:style-name="P16"/>
      <text:p text:style-name="P6">Auteur:</text:p>
      <text:p text:style-name="P1"><text:span text:style-name="T1">Ewan PENVEN (</text:span><text:span text:style-name="T5">ewan.penven@etudiant.univ-rennes1.fr</text:span><text:span text:style-name="T1">) </text:span></text:p>
      <text:p text:style-name="P6">Version:</text:p>
      <text:p text:style-name="P1"><text:span text:style-name="T1">1.0 </text:span></text:p>
      <text:p text:style-name="P6">Date:</text:p>
      <text:p text:style-name="P1"><text:span text:style-name="T1">2022-11-20</text:span></text:p>
      <text:p text:style-name="P6"><text:soft-page-break/>Copyright:</text:p>
      <text:p text:style-name="P1"><text:span text:style-name="T1">Copyright (c) 2022 </text:span></text:p>
      <text:p text:style-name="P11"/>
      <text:p text:style-name="Heading_20_3">Documentation des macros</text:p>
      <text:p text:style-name="Heading_20_4"><text:alphabetical-index-mark text:string-value=" " text:key1="NBCOLCode_Finale_Ewan_PENVEN.c"/><text:alphabetical-index-mark text:string-value=" " text:key1="Code_Finale_Ewan_PENVEN.cNBCOL"/>#define NBCOL  7</text:p>
      <text:p text:style-name="Heading_20_4"><text:bookmark text:name="AAAAAAAAAB"/><text:alphabetical-index-mark text:string-value=" " text:key1="NBLIGCode_Finale_Ewan_PENVEN.c"/><text:alphabetical-index-mark text:string-value=" " text:key1="Code_Finale_Ewan_PENVEN.cNBLIG"/>#define NBLIG  6</text:p>
      <text:p text:style-name="P13"><text:bookmark text:name="AAAAAAAAAC"/></text:p>
      <text:p text:style-name="Heading_20_3">Documentation des définitions de type</text:p>
      <text:p text:style-name="Heading_20_4"><text:alphabetical-index-mark text:string-value=" " text:key1="t_tableauCode_Finale_Ewan_PENVEN.c"/><text:alphabetical-index-mark text:string-value=" " text:key1="Code_Finale_Ewan_PENVEN.ct_tableau"/>t_tableau</text:p>
      <text:p text:style-name="P9"><text:bookmark text:name="AAAAAAAAAD"/></text:p>
      <text:p text:style-name="P17"><text:span text:style-name="T1">type tableau à 2 dimensions de NBLIG et NBCOL caractère. </text:span></text:p>
      <text:p text:style-name="P13"/>
      <text:p text:style-name="Heading_20_3">Documentation des fonctions</text:p>
      <text:p text:style-name="Heading_20_4"><text:alphabetical-index-mark text:string-value=" " text:key1="afficherCode_Finale_Ewan_PENVEN.c"/><text:alphabetical-index-mark text:string-value=" " text:key1="Code_Finale_Ewan_PENVEN.cafficher"/>void afficher (t_tableau    <text:span text:style-name="T6">Grille</text:span>, char    <text:span text:style-name="T6">_caractere</text:span>, int    <text:span text:style-name="T6">_colonne</text:span>)</text:p>
      <text:p text:style-name="Heading_20_4"><text:bookmark text:name="AAAAAAAAAE"/><text:alphabetical-index-mark text:string-value=" " text:key1="choisirColonneCode_Finale_Ewan_PENVEN.c"/><text:alphabetical-index-mark text:string-value=" " text:key1="Code_Finale_Ewan_PENVEN.cchoisirColonne"/>int choisirColonne (t_tableau    <text:span text:style-name="T6">Grille</text:span>, char    <text:span text:style-name="T6">_caractere</text:span>, int    <text:span text:style-name="T6">_colonne</text:span>)</text:p>
      <text:p text:style-name="Heading_20_4"><text:bookmark text:name="AAAAAAAAAF"/><text:alphabetical-index-mark text:string-value=" " text:key1="estVainqueurCode_Finale_Ewan_PENVEN.c"/><text:alphabetical-index-mark text:string-value=" " text:key1="Code_Finale_Ewan_PENVEN.cestVainqueur"/>bool estVainqueur (t_tableau    <text:span text:style-name="T6">Grille</text:span>, int    <text:span text:style-name="T6">_col</text:span>, int    <text:span text:style-name="T6">_lig</text:span>)</text:p>
      <text:p text:style-name="Heading_20_4"><text:bookmark text:name="AAAAAAAAAG"/><text:alphabetical-index-mark text:string-value=" " text:key1="finDePartieCode_Finale_Ewan_PENVEN.c"/><text:alphabetical-index-mark text:string-value=" " text:key1="Code_Finale_Ewan_PENVEN.cfinDePartie"/>void finDePartie (char    <text:span text:style-name="T6">_vainqueur</text:span>)</text:p>
      <text:p text:style-name="Heading_20_4"><text:bookmark text:name="AAAAAAAAAH"/><text:alphabetical-index-mark text:string-value=" " text:key1="grillePleineCode_Finale_Ewan_PENVEN.c"/><text:alphabetical-index-mark text:string-value=" " text:key1="Code_Finale_Ewan_PENVEN.cgrillePleine"/>bool grillePleine (t_tableau    <text:span text:style-name="T6">Grille</text:span>)</text:p>
      <text:p text:style-name="Heading_20_4"><text:bookmark text:name="AAAAAAAAAI"/><text:alphabetical-index-mark text:string-value=" " text:key1="initGrilleCode_Finale_Ewan_PENVEN.c"/><text:alphabetical-index-mark text:string-value=" " text:key1="Code_Finale_Ewan_PENVEN.cinitGrille"/>void initGrille (t_tableau    <text:span text:style-name="T6">Grille</text:span>)</text:p>
      <text:p text:style-name="Heading_20_4"><text:bookmark text:name="AAAAAAAAAJ"/><text:alphabetical-index-mark text:string-value=" " text:key1="jouerCode_Finale_Ewan_PENVEN.c"/><text:alphabetical-index-mark text:string-value=" " text:key1="Code_Finale_Ewan_PENVEN.cjouer"/>void jouer (t_tableau    <text:span text:style-name="T6">Grille</text:span>, char    <text:span text:style-name="T6">_caractere</text:span>, int *    <text:span text:style-name="T6">_ligne</text:span>, int *    <text:span text:style-name="T6">_colonne</text:span>)</text:p>
      <text:p text:style-name="Heading_20_4"><text:bookmark text:name="AAAAAAAAAK"/><text:alphabetical-index-mark text:string-value=" " text:key1="mainCode_Finale_Ewan_PENVEN.c"/><text:alphabetical-index-mark text:string-value=" " text:key1="Code_Finale_Ewan_PENVEN.cmain"/>int main ()</text:p>
      <text:p text:style-name="Heading_20_4"><text:bookmark text:name="AAAAAAAAAL"/><text:alphabetical-index-mark text:string-value=" " text:key1="trouverLigneCode_Finale_Ewan_PENVEN.c"/><text:alphabetical-index-mark text:string-value=" " text:key1="Code_Finale_Ewan_PENVEN.ctrouverLigne"/>int trouverLigne (t_tableau    <text:span text:style-name="T6">Grille</text:span>, int    <text:span text:style-name="T6">_colonne</text:span>)</text:p>
      <text:p text:style-name="P13"><text:bookmark text:name="AAAAAAAAAM"/></text:p>
      <text:p text:style-name="Heading_20_3">Documentation des variables</text:p>
      <text:p text:style-name="Heading_20_4"><text:alphabetical-index-mark text:string-value=" " text:key1="COLONNE_DEBUTCode_Finale_Ewan_PENVEN.c"/><text:alphabetical-index-mark text:string-value=" " text:key1="Code_Finale_Ewan_PENVEN.cCOLONNE_DEBUT"/>const int COLONNE_DEBUT = (NBCOL-1)/2</text:p>
      <text:p text:style-name="Heading_20_4"><text:bookmark text:name="AAAAAAAAAN"/><text:alphabetical-index-mark text:string-value=" " text:key1="INCONNUCode_Finale_Ewan_PENVEN.c"/><text:alphabetical-index-mark text:string-value=" " text:key1="Code_Finale_Ewan_PENVEN.cINCONNU"/>const char INCONNU = ' '</text:p>
      <text:p text:style-name="Heading_20_4"><text:bookmark text:name="AAAAAAAAAO"/><text:alphabetical-index-mark text:string-value=" " text:key1="PION_ACode_Finale_Ewan_PENVEN.c"/><text:alphabetical-index-mark text:string-value=" " text:key1="Code_Finale_Ewan_PENVEN.cPION_A"/>const char PION_A = 'X'</text:p>
      <text:p text:style-name="Heading_20_4"><text:bookmark text:name="AAAAAAAAAP"/><text:alphabetical-index-mark text:string-value=" " text:key1="PION_BCode_Finale_Ewan_PENVEN.c"/><text:alphabetical-index-mark text:string-value=" " text:key1="Code_Finale_Ewan_PENVEN.cPION_B"/>const char PION_B = 'O'</text:p>
      <text:p text:style-name="Heading_20_4"><text:bookmark text:name="AAAAAAAAAQ"/><text:alphabetical-index-mark text:string-value=" " text:key1="VIDECode_Finale_Ewan_PENVEN.c"/><text:alphabetical-index-mark text:string-value=" " text:key1="Code_Finale_Ewan_PENVEN.cVIDE"/>const char VIDE = ' '</text:p>
      <text:p text:style-name="P5"><text:bookmark text:name="AAAAAAAAAR"/>Index</text:p>
      <text:alphabetical-index text:style-name="Sect1" text:protected="true" text:name="Index lexical1">
        <text:alphabetical-index-source text:ignore-case="true" text:combine-entries="false" text:combine-entries-with-pp="false" fo:language="fr" fo:country="FR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Standard"><text:toc-mark text:string-value="Index" text:outline-level="1"/><text:span text:style-name="T2">INDEX</text:span></text:p>
        </text:index-body>
      </text:alphabetical-index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Times New Roman" fo:font-family="'Times New Roman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Symbol" style:font-family-complex="Symbo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.106cm" style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159cm" fo:margin-bottom="0.053cm" style:contextual-spacing="false" fo:keep-with-next="always"/>
      <style:text-properties style:font-name="Arial" fo:font-family="Arial" style:font-family-generic="roman" style:font-pitch="variable" fo:font-weight="bold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/>
    </style:style>
    <style:style style:name="DenseText" style:family="paragraph" style:parent-style-name="Standard">
      <style:text-properties fo:font-size="11pt" style:font-size-asian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GroupHeader" style:family="paragraph" style:parent-style-name="Standard">
      <style:paragraph-properties fo:margin-left="0.635cm" fo:margin-right="0cm" fo:margin-top="0.212cm" fo:margin-bottom="0.106cm" style:contextual-spacing="false" fo:text-indent="0cm" style:auto-text-indent="false" fo:keep-with-next="always"/>
      <style:text-properties style:font-name="Arial" fo:font-family="Arial" style:font-family-generic="roman" style:font-pitch="variable" fo:font-weight="bold" style:font-weight-asian="bold"/>
    </style:style>
    <style:style style:name="Code_20_Example_20_0" style:display-name="Code Example 0" style:family="paragraph" style:parent-style-name="Standard">
      <loext:graphic-properties draw:fill="solid" draw:fill-color="#ffffff"/>
      <style:paragraph-properties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1" style:display-name="Code Example 1" style:family="paragraph" style:parent-style-name="Standard">
      <loext:graphic-properties draw:fill="solid" draw:fill-color="#ffffff"/>
      <style:paragraph-properties fo:margin-left="0.63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2" style:display-name="Code Example 2" style:family="paragraph" style:parent-style-name="Standard">
      <loext:graphic-properties draw:fill="solid" draw:fill-color="#ffffff"/>
      <style:paragraph-properties fo:margin-left="1.27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3" style:display-name="Code Example 3" style:family="paragraph" style:parent-style-name="Standard">
      <loext:graphic-properties draw:fill="solid" draw:fill-color="#ffffff"/>
      <style:paragraph-properties fo:margin-left="1.90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4" style:display-name="Code Example 4" style:family="paragraph" style:parent-style-name="Standard">
      <loext:graphic-properties draw:fill="solid" draw:fill-color="#ffffff"/>
      <style:paragraph-properties fo:margin-left="2.54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5" style:display-name="Code Example 5" style:family="paragraph" style:parent-style-name="Standard">
      <loext:graphic-properties draw:fill="solid" draw:fill-color="#ffffff"/>
      <style:paragraph-properties fo:margin-left="3.17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6" style:display-name="Code Example 6" style:family="paragraph" style:parent-style-name="Standard">
      <loext:graphic-properties draw:fill="solid" draw:fill-color="#ffffff"/>
      <style:paragraph-properties fo:margin-left="3.81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7" style:display-name="Code Example 7" style:family="paragraph" style:parent-style-name="Standard">
      <loext:graphic-properties draw:fill="solid" draw:fill-color="#ffffff"/>
      <style:paragraph-properties fo:margin-left="4.44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8" style:display-name="Code Example 8" style:family="paragraph" style:parent-style-name="Standard">
      <loext:graphic-properties draw:fill="solid" draw:fill-color="#ffffff"/>
      <style:paragraph-properties fo:margin-left="5.08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Code_20_Example_20_9" style:display-name="Code Example 9" style:family="paragraph" style:parent-style-name="Standard">
      <loext:graphic-properties draw:fill="solid" draw:fill-color="#ffffff"/>
      <style:paragraph-properties fo:margin-left="5.715cm" fo:margin-right="0cm" fo:text-indent="0cm" style:auto-text-indent="false" fo:background-color="#ffffff"/>
      <style:text-properties style:font-name="Courier New" fo:font-family="'Courier New'" style:font-family-generic="roman" style:font-pitch="variable" fo:font-size="8pt" style:font-size-asian="8pt"/>
    </style:style>
    <style:style style:name="List_20_Continue_20_0" style:display-name="List Continue 0" style:family="paragraph" style:parent-style-name="Standard">
      <style:paragraph-properties fo:margin-top="0.053cm" fo:margin-bottom="0.106cm" style:contextual-spacing="false" fo:text-align="justify" style:justify-single-word="false"/>
    </style:style>
    <style:style style:name="List_20_Continue_20_1" style:display-name="List Continue 1" style:family="paragraph" style:parent-style-name="Standard">
      <style:paragraph-properties fo:margin-left="0.63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6" style:display-name="List Continue 6" style:family="paragraph" style:parent-style-name="Standard">
      <style:paragraph-properties fo:margin-left="3.81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7" style:display-name="List Continue 7" style:family="paragraph" style:parent-style-name="Standard">
      <style:paragraph-properties fo:margin-left="4.445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8" style:display-name="List Continue 8" style:family="paragraph" style:parent-style-name="Standard">
      <style:paragraph-properties fo:margin-left="5.08cm" fo:margin-right="0cm" fo:margin-top="0.053cm" fo:margin-bottom="0.106cm" style:contextual-spacing="false" fo:text-align="justify" style:justify-single-word="false" fo:text-indent="0cm" style:auto-text-indent="false"/>
    </style:style>
    <style:style style:name="List_20_Continue_20_9" style:display-name="List Continue 9" style:family="paragraph" style:parent-style-name="Standard">
      <style:paragraph-properties fo:margin-left="5.715cm" fo:margin-right="0cm" fo:margin-top="0.053cm" fo:margin-bottom="0.106cm" style:contextual-spacing="false" fo:text-align="justify" style:justify-single-word="false" fo:text-indent="0cm" style:auto-text-indent="false"/>
    </style:style>
    <style:style style:name="DescContinue_20_0" style:display-name="DescContinue 0" style:family="paragraph" style:parent-style-name="Standard">
      <style:paragraph-properties fo:text-align="start" style:justify-single-word="false"/>
    </style:style>
    <style:style style:name="DescContinue_20_1" style:display-name="DescContinue 1" style:family="paragraph" style:parent-style-name="Standard">
      <style:paragraph-properties fo:margin-left="0.635cm" fo:margin-right="0cm" fo:text-align="start" style:justify-single-word="false" fo:text-indent="0cm" style:auto-text-indent="false"/>
    </style:style>
    <style:style style:name="DescContinue_20_2" style:display-name="DescContinue 2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DescContinue_20_3" style:display-name="DescContinue 3" style:family="paragraph" style:parent-style-name="Standard">
      <style:paragraph-properties fo:margin-left="1.905cm" fo:margin-right="0cm" fo:text-align="start" style:justify-single-word="false" fo:text-indent="0cm" style:auto-text-indent="false"/>
    </style:style>
    <style:style style:name="DescContinue_20_4" style:display-name="DescContinue 4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DescContinue_20_5" style:display-name="DescContinue 5" style:family="paragraph" style:parent-style-name="Standard">
      <style:paragraph-properties fo:margin-left="3.175cm" fo:margin-right="0cm" fo:text-align="start" style:justify-single-word="false" fo:text-indent="0cm" style:auto-text-indent="false"/>
    </style:style>
    <style:style style:name="DescContinue_20_6" style:display-name="DescContinue 6" style:family="paragraph" style:parent-style-name="Standard">
      <style:paragraph-properties fo:margin-left="3.81cm" fo:margin-right="0cm" fo:text-align="start" style:justify-single-word="false" fo:text-indent="0cm" style:auto-text-indent="false"/>
    </style:style>
    <style:style style:name="DescContinue_20_7" style:display-name="DescContinue 7" style:family="paragraph" style:parent-style-name="Standard">
      <style:paragraph-properties fo:margin-left="4.445cm" fo:margin-right="0cm" fo:text-align="start" style:justify-single-word="false" fo:text-indent="0cm" style:auto-text-indent="false"/>
    </style:style>
    <style:style style:name="DescContinue_20_8" style:display-name="DescContinue 8" style:family="paragraph" style:parent-style-name="Standard">
      <style:paragraph-properties fo:margin-left="5.08cm" fo:margin-right="0cm" fo:text-align="start" style:justify-single-word="false" fo:text-indent="0cm" style:auto-text-indent="false"/>
    </style:style>
    <style:style style:name="DescContinue_20_9" style:display-name="DescContinue 9" style:family="paragraph" style:parent-style-name="Standard">
      <style:paragraph-properties fo:margin-left="5.715cm" fo:margin-right="0cm" fo:text-align="start" style:justify-single-word="false" fo:text-indent="0cm" style:auto-text-indent="false"/>
    </style:style>
    <style:style style:name="LatexTOC_20_0" style:display-name="LatexTOC 0" style:family="paragraph" style:parent-style-name="Standard">
      <style:paragraph-properties fo:margin-top="0.053cm" fo:margin-bottom="0.053cm" style:contextual-spacing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1" style:display-name="LatexTOC 1" style:family="paragraph" style:parent-style-name="Standard">
      <style:paragraph-properties fo:margin-left="0.635cm" fo:margin-right="0cm" fo:margin-top="0.048cm" fo:margin-bottom="0.048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2" style:display-name="LatexTOC 2" style:family="paragraph" style:parent-style-name="Standard">
      <style:paragraph-properties fo:margin-left="1.27cm" fo:margin-right="0cm" fo:margin-top="0.042cm" fo:margin-bottom="0.042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3" style:display-name="LatexTOC 3" style:family="paragraph" style:parent-style-name="Standard">
      <style:paragraph-properties fo:margin-left="1.905cm" fo:margin-right="0cm" fo:margin-top="0.037cm" fo:margin-bottom="0.037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4" style:display-name="LatexTOC 4" style:family="paragraph" style:parent-style-name="Standard">
      <style:paragraph-properties fo:margin-left="2.54cm" fo:margin-right="0cm" fo:margin-top="0.032cm" fo:margin-bottom="0.032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5" style:display-name="LatexTOC 5" style:family="paragraph" style:parent-style-name="Standard">
      <style:paragraph-properties fo:margin-left="3.175cm" fo:margin-right="0cm" fo:margin-top="0.026cm" fo:margin-bottom="0.026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6" style:display-name="LatexTOC 6" style:family="paragraph" style:parent-style-name="Standard">
      <style:paragraph-properties fo:margin-left="3.81cm" fo:margin-right="0cm" fo:margin-top="0.021cm" fo:margin-bottom="0.021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7" style:display-name="LatexTOC 7" style:family="paragraph" style:parent-style-name="Standard">
      <style:paragraph-properties fo:margin-left="4.445cm" fo:margin-right="0cm" fo:margin-top="0.016cm" fo:margin-bottom="0.016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8" style:display-name="LatexTOC 8" style:family="paragraph" style:parent-style-name="Standard">
      <style:paragraph-properties fo:margin-left="5.08cm" fo:margin-right="0cm" fo:margin-top="0.011cm" fo:margin-bottom="0.011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atexTOC_20_9" style:display-name="LatexTOC 9" style:family="paragraph" style:parent-style-name="Standard">
      <style:paragraph-properties fo:margin-left="5.715cm" fo:margin-right="0cm" fo:margin-top="0.005cm" fo:margin-bottom="0.005cm" style:contextual-spacing="false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List_20_Bullet_20_0" style:display-name="List Bullet 0" style:family="paragraph" style:parent-style-name="Standard" style:auto-update="true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1" style:display-name="List Bullet 1" style:family="paragraph" style:parent-style-name="Standard" style:auto-update="true" style:list-style-name="WWNum2" style:list-level="1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List_20_Bullet_20_2" style:display-name="List Bullet 2" style:family="paragraph" style:parent-style-name="Standard" style:auto-update="true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Bullet_20_3" style:display-name="List Bullet 3" style:family="paragraph" style:parent-style-name="Standard" style:auto-update="true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4" style:display-name="List Bullet 4" style:family="paragraph" style:parent-style-name="Standard" style:auto-update="true">
      <style:paragraph-properties fo:margin-left="3.175cm" fo:margin-right="0cm" fo:text-indent="-0.635cm" style:auto-text-indent="false">
        <style:tab-stops>
          <style:tab-stop style:position="3.175cm"/>
        </style:tab-stops>
      </style:paragraph-properties>
    </style:style>
    <style:style style:name="List_20_Bullet_20_5" style:display-name="List Bullet 5" style:family="paragraph" style:parent-style-name="Standard" style:auto-update="true">
      <style:paragraph-properties fo:margin-left="3.81cm" fo:margin-right="0cm" fo:text-indent="-0.635cm" style:auto-text-indent="false">
        <style:tab-stops>
          <style:tab-stop style:position="3.81cm"/>
        </style:tab-stops>
      </style:paragraph-properties>
    </style:style>
    <style:style style:name="List_20_Bullet_20_6" style:display-name="List Bullet 6" style:family="paragraph" style:parent-style-name="Standard" style:auto-update="true">
      <style:paragraph-properties fo:margin-left="4.445cm" fo:margin-right="0cm" fo:text-indent="-0.635cm" style:auto-text-indent="false">
        <style:tab-stops>
          <style:tab-stop style:position="4.445cm"/>
        </style:tab-stops>
      </style:paragraph-properties>
    </style:style>
    <style:style style:name="List_20_Bullet_20_7" style:display-name="List Bullet 7" style:family="paragraph" style:parent-style-name="Standard" style:auto-update="true">
      <style:paragraph-properties fo:margin-left="5.08cm" fo:margin-right="0cm" fo:text-indent="-0.635cm" style:auto-text-indent="false">
        <style:tab-stops>
          <style:tab-stop style:position="5.08cm"/>
        </style:tab-stops>
      </style:paragraph-properties>
    </style:style>
    <style:style style:name="List_20_Bullet_20_8" style:display-name="List Bullet 8" style:family="paragraph" style:parent-style-name="Standard" style:auto-update="true">
      <style:paragraph-properties fo:margin-left="5.715cm" fo:margin-right="0cm" fo:text-indent="-0.635cm" style:auto-text-indent="false">
        <style:tab-stops>
          <style:tab-stop style:position="5.715cm"/>
        </style:tab-stops>
      </style:paragraph-properties>
    </style:style>
    <style:style style:name="List_20_Bullet_20_9" style:display-name="List Bullet 9" style:family="paragraph" style:parent-style-name="Standard" style:auto-update="true">
      <style:paragraph-properties fo:margin-left="6.35cm" fo:margin-right="0cm" fo:text-indent="-0.635cm" style:auto-text-indent="false">
        <style:tab-stops>
          <style:tab-stop style:position="6.35cm"/>
        </style:tab-stops>
      </style:paragraph-properties>
    </style:style>
    <style:style style:name="List_20_Enum_20_0" style:display-name="List Enum 0" style:family="paragraph" style:parent-style-name="Standard" style:auto-update="true">
      <style:paragraph-properties fo:margin-left="0.635cm" fo:margin-right="0cm" fo:text-indent="-0.635cm" style:auto-text-indent="false"/>
    </style:style>
    <style:style style:name="List_20_Enum_20_1" style:display-name="List Enum 1" style:family="paragraph" style:parent-style-name="Standard" style:auto-update="true">
      <style:paragraph-properties fo:margin-left="1.27cm" fo:margin-right="0cm" fo:text-indent="-0.635cm" style:auto-text-indent="false"/>
    </style:style>
    <style:style style:name="List_20_Enum_20_2" style:display-name="List Enum 2" style:family="paragraph" style:parent-style-name="Standard" style:auto-update="true">
      <style:paragraph-properties fo:margin-left="1.905cm" fo:margin-right="0cm" fo:text-indent="-0.635cm" style:auto-text-indent="false"/>
    </style:style>
    <style:style style:name="List_20_Enum_20_3" style:display-name="List Enum 3" style:family="paragraph" style:parent-style-name="Standard" style:auto-update="true">
      <style:paragraph-properties fo:margin-left="2.54cm" fo:margin-right="0cm" fo:text-indent="-0.635cm" style:auto-text-indent="false"/>
    </style:style>
    <style:style style:name="List_20_Enum_20_4" style:display-name="List Enum 4" style:family="paragraph" style:parent-style-name="Standard" style:auto-update="true">
      <style:paragraph-properties fo:margin-left="3.175cm" fo:margin-right="0cm" fo:text-indent="-0.635cm" style:auto-text-indent="false"/>
    </style:style>
    <style:style style:name="List_20_Enum_20_5" style:display-name="List Enum 5" style:family="paragraph" style:parent-style-name="Standard" style:auto-update="true">
      <style:paragraph-properties fo:margin-left="4.445cm" fo:margin-right="0cm" fo:text-indent="-0.635cm" style:auto-text-indent="false"/>
    </style:style>
    <style:style style:name="List_20_Enum_20_7" style:display-name="List Enum 7" style:family="paragraph" style:parent-style-name="Standard" style:auto-update="true">
      <style:paragraph-properties fo:margin-left="5.08cm" fo:margin-right="0cm" fo:text-indent="-0.635cm" style:auto-text-indent="false"/>
    </style:style>
    <style:style style:name="List_20_Enum_20_8" style:display-name="List Enum 8" style:family="paragraph" style:parent-style-name="Standard" style:auto-update="true">
      <style:paragraph-properties fo:margin-left="5.715cm" fo:margin-right="0cm" fo:text-indent="-0.635cm" style:auto-text-indent="false"/>
    </style:style>
    <style:style style:name="List_20_Enum_20_9" style:display-name="List Enum 9" style:family="paragraph" style:parent-style-name="Standard" style:auto-update="true">
      <style:paragraph-properties fo:margin-left="6.35cm" fo:margin-right="0cm" fo:text-indent="-0.635cm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Default_20_Paragraph_20_Font" style:display-name="Default Paragraph Font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text:style-name="ListLabel_20_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">
      <text:list-level-style-number text:level="1" text:style-name="ListLabel_20_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">
      <text:list-level-style-number text:level="1" text:style-name="ListLabel_20_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">
      <text:list-level-style-number text:level="1" text:style-name="ListLabel_20_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">
      <text:list-level-style-number text:level="1" text:style-name="ListLabel_20_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">
      <text:list-level-style-number text:level="1" text:style-name="ListLabel_20_1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">
      <text:list-level-style-number text:level="1" text:style-name="ListLabel_20_1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">
      <text:list-level-style-number text:level="1" text:style-name="ListLabel_20_1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">
      <text:list-level-style-number text:level="1" text:style-name="ListLabel_20_1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">
      <text:list-level-style-number text:level="1" text:style-name="ListLabel_20_1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">
      <text:list-level-style-number text:level="1" text:style-name="ListLabel_20_1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">
      <text:list-level-style-number text:level="1" text:style-name="ListLabel_20_1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">
      <text:list-level-style-number text:level="1" text:style-name="ListLabel_20_1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">
      <text:list-level-style-number text:level="1" text:style-name="ListLabel_20_18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">
      <text:list-level-style-number text:level="1" text:style-name="ListLabel_20_19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a">
      <text:list-level-style-number text:level="1" text:style-name="ListLabel_20_20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aa">
      <text:list-level-style-number text:level="1" text:style-name="ListLabel_20_21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aaa">
      <text:list-level-style-number text:level="1" text:style-name="ListLabel_20_22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aaaa">
      <text:list-level-style-number text:level="1" text:style-name="ListLabel_20_23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aaaaa">
      <text:list-level-style-number text:level="1" text:style-name="ListLabel_20_24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aaaaaa">
      <text:list-level-style-number text:level="1" text:style-name="ListLabel_20_25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aaaaaaa">
      <text:list-level-style-number text:level="1" text:style-name="ListLabel_20_26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aaaaaaaaaaaaaaaaaaaa">
      <text:list-level-style-number text:level="1" text:style-name="ListLabel_20_27" loext:num-list-format="%1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2" number:language="ja" number:country="JP" number:transliteration-format="一" number:transliteration-language="ja" number:transliteration-country="JP" number:transliteration-style="short">
      <number:text>JJ/</number:text>
      <number:month number:style="long"/>
      <number:text>/A</number:text>
      <number:day-of-week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001cm" fo:page-height="29.7cm" style:num-format="i" style:print-orientation="portrait" fo:margin-top="2.54cm" fo:margin-bottom="1.27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27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i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1</text:page-number></text:p>
      </style:footer>
    </style:master-page>
    <style:master-page style:name="Converted2" style:page-layout-name="Mpm3" draw:style-name="Mdp1">
      <style:footer>
        <text:p text:style-name="MP1"><text:page-number text:select-page="current"/></text:p>
      </style:footer>
    </style:master-page>
    <style:master-page style:name="Converted3" style:page-layout-name="Mpm2" draw:style-name="Mdp1">
      <style:footer>
        <text:p text:style-name="MP1"><text:page-number text:select-page="current">2</text:page-number></text:p>
      </style:footer>
    </style:master-page>
    <style:master-page style:name="Converted4" style:page-layout-name="Mpm2" draw:style-name="Mdp1">
      <style:footer>
        <text:p text:style-name="MP1"><text:page-number text:select-page="current">4</text:page-number></text:p>
      </style:footer>
    </style:master-page>
    <style:master-page style:name="Converted5" style:page-layout-name="Mpm2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Documentation Puissance 4 Ewan PENVEN</dc:title>
    <meta:creation-date>2022-11-23T18:45:00</meta:creation-date>
    <dc:date>2022-11-25T21:12:02.189000000</dc:date>
    <meta:editing-duration>PT2M39S</meta:editing-duration>
    <meta:editing-cycles>1</meta:editing-cycles>
    <meta:document-statistic meta:table-count="0" meta:image-count="0" meta:object-count="0" meta:page-count="5" meta:paragraph-count="80" meta:word-count="318" meta:character-count="2228" meta:non-whitespace-character-count="1921"/>
  </office:meta>
</office:document-meta>
</file>